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-Regular" svg:font-family="Lato-Regular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0cd7e7"/>
    </style:style>
    <style:style style:name="P2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officeooo:paragraph-rsid="000cd7e7"/>
    </style:style>
    <style:style style:name="P5" style:family="paragraph" style:parent-style-name="Text_20_body" style:list-style-name="L6">
      <style:paragraph-properties fo:margin-left="0cm" fo:margin-right="0cm" fo:margin-top="0cm" fo:margin-bottom="0.13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6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6">
      <style:paragraph-properties fo:margin-top="0cm" fo:margin-bottom="0.247cm" style:contextual-spacing="false" fo:orphans="2" fo:widows="2" fo:padding="0cm" fo:border="non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1" style:family="text">
      <style:text-properties fo:color="#000000" loext:opacity="100%" style:font-name="Liberation Sans" fo:font-size="7pt" fo:language="pl" fo:country="PL" fo:font-weight="normal" officeooo:rsid="000a767e" style:font-size-asian="7pt" style:font-weight-asian="normal" style:font-size-complex="7pt" style:font-weight-complex="normal" loext:padding="0cm" loext:border="none"/>
    </style:style>
    <style:style style:name="T2" style:family="text">
      <style:text-properties fo:color="#000000" loext:opacity="100%" style:font-name="Liberation Sans" fo:font-size="7pt" fo:language="pl" fo:country="PL" fo:font-weight="normal" officeooo:rsid="000c0905" style:font-size-asian="7pt" style:font-weight-asian="normal" style:font-size-complex="7pt" style:font-weight-complex="normal" loext:padding="0cm" loext:border="none"/>
    </style:style>
    <style:style style:name="T3" style:family="text">
      <style:text-properties fo:color="#000000" loext:opacity="100%" style:font-name="Liberation Sans" fo:font-size="7pt" fo:language="pl" fo:country="PL" fo:font-weight="normal" officeooo:rsid="0012967e" style:font-size-asian="7pt" style:font-weight-asian="normal" style:font-size-complex="7pt" style:font-weight-complex="normal" loext:padding="0cm" loext:border="none"/>
    </style:style>
    <style:style style:name="T4" style:family="text">
      <style:text-properties fo:color="#000000" loext:opacity="100%" style:font-name="Liberation Sans" fo:font-size="7pt" fo:language="pl" fo:country="PL" fo:font-weight="normal" officeooo:rsid="001ade59" style:font-size-asian="7pt" style:font-weight-asian="normal" style:font-size-complex="7pt" style:font-weight-complex="normal" loext:padding="0cm" loext:border="none"/>
    </style:style>
    <style:style style:name="T5" style:family="text">
      <style:text-properties fo:color="#000000" loext:opacity="100%" style:font-name="Liberation Sans" fo:font-size="7pt" fo:language="pl" fo:country="PL" fo:font-weight="normal" officeooo:rsid="000dbb9e" style:font-size-asian="7pt" style:font-weight-asian="normal" style:font-size-complex="7pt" style:font-weight-complex="normal" loext:padding="0cm" loext:border="none"/>
    </style:style>
    <style:style style:name="T6" style:family="text">
      <style:text-properties fo:color="#000000" loext:opacity="100%" style:font-name="Liberation Sans" fo:font-size="7pt" fo:language="pl" fo:country="PL" fo:font-weight="normal" officeooo:rsid="000cd7e7" style:font-size-asian="7pt" style:font-weight-asian="normal" style:font-size-complex="7pt" style:font-weight-complex="normal" loext:padding="0cm" loext:border="none"/>
    </style:style>
    <style:style style:name="T7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0c0905" style:font-size-asian="7pt" style:font-weight-asian="normal" style:font-size-complex="7pt" style:font-weight-complex="normal" loext:padding="0cm" loext:border="none"/>
    </style:style>
    <style:style style:name="T8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0a767e" style:font-size-asian="7pt" style:font-weight-asian="normal" style:font-size-complex="7pt" style:font-weight-complex="normal" loext:padding="0cm" loext:border="none"/>
    </style:style>
    <style:style style:name="T9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12967e" style:font-size-asian="7pt" style:font-weight-asian="normal" style:font-size-complex="7pt" style:font-weight-complex="normal" loext:padding="0cm" loext:border="none"/>
    </style:style>
    <style:style style:name="T10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0cd7e7" style:font-size-asian="7pt" style:font-weight-asian="normal" style:font-size-complex="7pt" style:font-weight-complex="normal" loext:padding="0cm" loext:border="none"/>
    </style:style>
    <style:style style:name="T11" style:family="text">
      <style:text-properties fo:color="#000000" loext:opacity="100%" style:font-name="Liberation Sans" fo:font-size="7pt" fo:language="pl" fo:country="PL" style:text-underline-style="none" fo:font-weight="normal" officeooo:rsid="000cd7e7" style:font-size-asian="7pt" style:font-weight-asian="normal" style:font-size-complex="7pt" style:font-weight-complex="normal" loext:padding="0cm" loext:border="none"/>
    </style:style>
    <style:style style:name="T12" style:family="text">
      <style:text-properties fo:color="#000000" loext:opacity="100%" style:font-name="Liberation Sans" fo:font-size="7pt" fo:language="pl" fo:country="PL" style:text-underline-style="none" fo:font-weight="normal" officeooo:rsid="000c0905" style:font-size-asian="7pt" style:font-weight-asian="normal" style:font-size-complex="7pt" style:font-weight-complex="normal" loext:padding="0cm" loext:border="none"/>
    </style:style>
    <style:style style:name="T13" style:family="text">
      <style:text-properties fo:color="#000000" loext:opacity="100%" fo:font-size="7pt" fo:language="pl" fo:country="PL" style:text-underline-style="none" fo:font-weight="normal" officeooo:rsid="000cd7e7" style:font-size-asian="7pt" style:font-weight-asian="normal" style:font-size-complex="7pt" style:font-weight-complex="normal" loext:padding="0cm" loext:border="none"/>
    </style:style>
    <style:style style:name="T14" style:family="text">
      <style:text-properties fo:color="#000000" loext:opacity="100%" fo:font-size="7pt" fo:language="pl" fo:country="PL" style:text-underline-style="none" fo:font-weight="normal" officeooo:rsid="000c0905" style:font-size-asian="7pt" style:font-weight-asian="normal" style:font-size-complex="7pt" style:font-weight-complex="normal" loext:padding="0cm" loext:border="none"/>
    </style:style>
    <style:style style:name="T15" style:family="text">
      <style:text-properties fo:color="#000000" loext:opacity="100%" fo:font-size="7pt" fo:language="pl" fo:country="PL" style:text-underline-style="solid" style:text-underline-width="auto" style:text-underline-color="font-color" fo:font-weight="normal" officeooo:rsid="000c0905" style:font-size-asian="7pt" style:font-weight-asian="normal" style:font-size-complex="7pt" style:font-weight-complex="normal" loext:padding="0cm" loext:border="none"/>
    </style:style>
    <style:style style:name="T16" style:family="text">
      <style:text-properties fo:color="#000000" loext:opacity="100%" fo:font-size="7pt" fo:language="pl" fo:country="PL" style:text-underline-style="solid" style:text-underline-width="auto" style:text-underline-color="font-color" fo:font-weight="normal" officeooo:rsid="000a767e" style:font-size-asian="7pt" style:font-weight-asian="normal" style:font-size-complex="7pt" style:font-weight-complex="normal" loext:padding="0cm" loext:border="none"/>
    </style:style>
    <style:style style:name="T17" style:family="text">
      <style:text-properties fo:color="#000000" loext:opacity="100%" fo:font-size="7pt" fo:language="pl" fo:country="PL" style:text-underline-style="solid" style:text-underline-width="auto" style:text-underline-color="font-color" fo:font-weight="normal" officeooo:rsid="0012967e" style:font-size-asian="7pt" style:font-weight-asian="normal" style:font-size-complex="7pt" style:font-weight-complex="normal" loext:padding="0cm" loext:border="none"/>
    </style:style>
    <style:style style:name="T18" style:family="text">
      <style:text-properties fo:color="#000000" loext:opacity="100%" fo:font-size="7pt" fo:language="pl" fo:country="PL" fo:font-weight="normal" officeooo:rsid="000c0905" style:font-size-asian="7pt" style:font-weight-asian="normal" style:font-size-complex="7pt" style:font-weight-complex="normal" loext:padding="0cm" loext:border="none"/>
    </style:style>
    <style:style style:name="T19" style:family="text">
      <style:text-properties fo:color="#000000" loext:opacity="100%" fo:font-size="7pt" fo:language="pl" fo:country="PL" fo:font-weight="normal" officeooo:rsid="000a767e" style:font-size-asian="7pt" style:font-weight-asian="normal" style:font-size-complex="7pt" style:font-weight-complex="normal" loext:padding="0cm" loext:border="none"/>
    </style:style>
    <style:style style:name="T20" style:family="text">
      <style:text-properties fo:color="#000000" loext:opacity="100%" fo:font-size="7pt" fo:language="pl" fo:country="PL" fo:font-weight="normal" officeooo:rsid="000dbb9e" style:font-size-asian="7pt" style:font-weight-asian="normal" style:font-size-complex="7pt" style:font-weight-complex="normal" loext:padding="0cm" loext:border="none"/>
    </style:style>
    <style:style style:name="T21" style:family="text">
      <style:text-properties fo:color="#000000" loext:opacity="100%" fo:font-size="7pt" fo:language="pl" fo:country="PL" fo:font-weight="normal" officeooo:rsid="0012967e" style:font-size-asian="7pt" style:font-weight-asian="normal" style:font-size-complex="7pt" style:font-weight-complex="normal" loext:padding="0cm" loext:border="none"/>
    </style:style>
    <style:style style:name="T22" style:family="text">
      <style:text-properties fo:color="#000000" loext:opacity="100%" fo:font-size="7pt" fo:language="pl" fo:country="PL" fo:font-weight="normal" officeooo:rsid="001ade59" style:font-size-asian="7pt" style:font-weight-asian="normal" style:font-size-complex="7pt" style:font-weight-complex="normal" loext:padding="0cm" loext:border="none"/>
    </style:style>
    <style:style style:name="T23" style:family="text">
      <style:text-properties fo:color="#000000" loext:opacity="100%" fo:font-size="7pt" fo:language="pl" fo:country="PL" fo:font-weight="normal" officeooo:rsid="000cd7e7" style:font-size-asian="7pt" style:font-weight-asian="normal" style:font-size-complex="7pt" style:font-weight-complex="normal" loext:padding="0cm" loext:border="none"/>
    </style:style>
    <style:style style:name="T24" style:family="text">
      <style:text-properties fo:color="#000000" loext:opacity="100%" style:font-name="Liberation Sans" fo:font-size="7pt" fo:language="pl" fo:country="PL" style:text-underline-style="none" fo:font-weight="normal" officeooo:rsid="000cd7e7" style:font-size-asian="7pt" style:font-weight-asian="normal" style:font-size-complex="7pt" style:font-weight-complex="normal" loext:padding="0cm" loext:border="none"/>
    </style:style>
    <style:style style:name="T25" style:family="text">
      <style:text-properties fo:color="#000000" loext:opacity="100%" style:font-name="Liberation Sans" fo:font-size="7pt" fo:language="pl" fo:country="PL" style:text-underline-style="none" fo:font-weight="normal" officeooo:rsid="000c0905" style:font-size-asian="7pt" style:font-weight-asian="normal" style:font-size-complex="7pt" style:font-weight-complex="normal" loext:padding="0cm" loext:border="none"/>
    </style:style>
    <style:style style:name="T26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0c0905" style:font-size-asian="7pt" style:font-weight-asian="normal" style:font-size-complex="7pt" style:font-weight-complex="normal" loext:padding="0cm" loext:border="none"/>
    </style:style>
    <style:style style:name="T27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0a767e" style:font-size-asian="7pt" style:font-weight-asian="normal" style:font-size-complex="7pt" style:font-weight-complex="normal" loext:padding="0cm" loext:border="none"/>
    </style:style>
    <style:style style:name="T28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12967e" style:font-size-asian="7pt" style:font-weight-asian="normal" style:font-size-complex="7pt" style:font-weight-complex="normal" loext:padding="0cm" loext:border="none"/>
    </style:style>
    <style:style style:name="T29" style:family="text">
      <style:text-properties fo:color="#000000" loext:opacity="100%" style:font-name="Liberation Sans" fo:font-size="7pt" fo:language="pl" fo:country="PL" fo:font-weight="normal" officeooo:rsid="000c0905" style:font-size-asian="7pt" style:font-weight-asian="normal" style:font-size-complex="7pt" style:font-weight-complex="normal" loext:padding="0cm" loext:border="none"/>
    </style:style>
    <style:style style:name="T30" style:family="text">
      <style:text-properties fo:color="#000000" loext:opacity="100%" style:font-name="Liberation Sans" fo:font-size="7pt" fo:language="pl" fo:country="PL" fo:font-weight="normal" officeooo:rsid="000a767e" style:font-size-asian="7pt" style:font-weight-asian="normal" style:font-size-complex="7pt" style:font-weight-complex="normal" loext:padding="0cm" loext:border="none"/>
    </style:style>
    <style:style style:name="T31" style:family="text">
      <style:text-properties fo:color="#000000" loext:opacity="100%" style:font-name="Liberation Sans" fo:font-size="7pt" fo:language="pl" fo:country="PL" fo:font-weight="normal" officeooo:rsid="000dbb9e" style:font-size-asian="7pt" style:font-weight-asian="normal" style:font-size-complex="7pt" style:font-weight-complex="normal" loext:padding="0cm" loext:border="none"/>
    </style:style>
    <style:style style:name="T32" style:family="text">
      <style:text-properties fo:color="#000000" loext:opacity="100%" style:font-name="Liberation Sans" fo:font-size="7pt" fo:language="pl" fo:country="PL" fo:font-weight="normal" officeooo:rsid="0012967e" style:font-size-asian="7pt" style:font-weight-asian="normal" style:font-size-complex="7pt" style:font-weight-complex="normal" loext:padding="0cm" loext:border="none"/>
    </style:style>
    <style:style style:name="T33" style:family="text">
      <style:text-properties fo:color="#000000" loext:opacity="100%" style:font-name="Liberation Sans" fo:font-size="7pt" fo:language="pl" fo:country="PL" fo:font-weight="normal" officeooo:rsid="001ade59" style:font-size-asian="7pt" style:font-weight-asian="normal" style:font-size-complex="7pt" style:font-weight-complex="normal" loext:padding="0cm" loext:border="none"/>
    </style:style>
    <style:style style:name="T34" style:family="text">
      <style:text-properties fo:color="#000000" loext:opacity="100%" style:font-name="Liberation Sans" fo:font-size="7pt" fo:language="pl" fo:country="PL" fo:font-weight="normal" officeooo:rsid="000cd7e7" style:font-size-asian="7pt" style:font-weight-asian="normal" style:font-size-complex="7pt" style:font-weight-complex="normal" loext:padding="0cm" loext:border="none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italic"/>
    </style:style>
    <style:style style:name="T37" style:family="text">
      <style:text-properties fo:font-style="italic"/>
    </style:style>
    <style:style style:name="T38" style:family="text">
      <style:text-properties fo:font-variant="normal" fo:text-transform="none" fo:color="#0050aa" loext:opacity="100%" style:font-name="Lato-Regular" fo:font-size="12pt" fo:letter-spacing="normal" fo:language="en" fo:country="US" fo:font-style="normal" fo:font-weight="normal" officeooo:rsid="000cd7e7" style:font-size-asian="7pt" style:font-weight-asian="normal" style:font-size-complex="7pt" style:font-weight-complex="normal" loext:padding="0cm" loext:border="none"/>
    </style:style>
    <style:style style:name="T39" style:family="text">
      <style:text-properties fo:font-variant="normal" fo:text-transform="none" fo:color="#0050aa" loext:opacity="100%" style:font-name="Lato-Regular" fo:font-size="12pt" fo:letter-spacing="normal" fo:language="en" fo:country="US" fo:font-style="italic" fo:font-weight="normal" officeooo:rsid="000cd7e7" style:font-size-asian="7pt" style:font-weight-asian="normal" style:font-size-complex="7pt" style:font-weight-complex="normal" loext:padding="0cm" loext:border="none"/>
    </style:style>
    <style:style style:name="T40" style:family="text">
      <style:text-properties fo:font-variant="normal" fo:text-transform="none" fo:color="#0050aa" loext:opacity="100%" style:font-name="Lato-Regular" fo:font-size="12pt" fo:letter-spacing="normal" fo:language="pl" fo:country="PL" fo:font-style="normal" fo:font-weight="normal" officeooo:rsid="000cd7e7" style:font-size-asian="7pt" style:font-weight-asian="normal" style:font-size-complex="7pt" style:font-weight-complex="normal" loext:padding="0cm" loext:border="none"/>
    </style:style>
    <style:style style:name="T41" style:family="text">
      <style:text-properties fo:font-variant="normal" fo:text-transform="none" fo:color="#0050aa" loext:opacity="100%" style:font-name="Lato-Regular" fo:font-size="12pt" fo:letter-spacing="normal" fo:language="pl" fo:country="PL" fo:font-style="italic" fo:font-weight="normal" officeooo:rsid="000cd7e7" style:font-size-asian="7pt" style:font-weight-asian="normal" style:font-size-complex="7pt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Liberation Sans" fo:font-size="7pt" fo:letter-spacing="normal" fo:language="pl" fo:country="PL" fo:font-style="normal" fo:font-weight="normal" officeooo:rsid="000cd7e7" style:font-size-asian="7pt" style:font-weight-asian="normal" style:font-size-complex="7pt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Liberation Sans" fo:letter-spacing="normal" fo:language="pl" fo:country="PL" fo:font-style="normal" fo:font-weight="normal" officeooo:rsid="000cd7e7" style:font-weight-asian="normal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Liberation Sans" fo:font-size="12pt" fo:letter-spacing="normal" fo:language="pl" fo:country="PL" fo:font-style="normal" fo:font-weight="normal" officeooo:rsid="000cd7e7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ato-Regular" fo:font-size="12pt" fo:letter-spacing="normal" fo:language="en" fo:country="US" fo:font-style="normal" fo:font-weight="normal" officeooo:rsid="000cd7e7" style:font-size-asian="7pt" style:font-weight-asian="normal" style:font-size-complex="7pt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Lato-Regular" fo:font-size="12pt" fo:letter-spacing="normal" fo:language="en" fo:country="US" fo:font-style="normal" fo:font-weight="normal" officeooo:rsid="000cd7e7" style:font-size-asian="12pt" style:font-weight-asian="normal" style:font-size-complex="12pt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Lato-Regular" fo:letter-spacing="normal" fo:language="en" fo:country="US" fo:font-style="normal" fo:font-weight="normal" officeooo:rsid="000cd7e7" style:font-weight-asian="normal" style:font-weight-complex="normal" loext:padding="0cm" loext:border="none"/>
    </style:style>
    <style:style style:name="T48" style:family="text">
      <style:text-properties fo:font-variant="normal" fo:text-transform="none" fo:color="#000000" loext:opacity="100%" fo:font-size="12pt" fo:letter-spacing="normal" fo:language="en" fo:country="US" fo:font-style="normal" fo:font-weight="normal" officeooo:rsid="000cd7e7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000000" loext:opacity="100%" fo:font-size="12pt" fo:letter-spacing="normal" fo:language="pl" fo:country="PL" fo:font-style="normal" fo:font-weight="normal" officeooo:rsid="000cd7e7" style:font-size-asian="12pt" style:font-weight-asian="normal" style:font-size-complex="12pt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Liberation Sans" fo:font-size="12pt" fo:letter-spacing="normal" fo:language="en" fo:country="US" fo:font-style="normal" fo:font-weight="normal" officeooo:rsid="000cd7e7" style:font-size-asian="12pt" style:font-weight-asian="normal" style:font-size-complex="12pt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Liberation Sans" fo:font-size="12pt" fo:letter-spacing="normal" fo:language="pl" fo:country="PL" fo:font-style="normal" fo:font-weight="normal" officeooo:rsid="000cd7e7" style:font-size-asian="12pt" style:font-weight-asian="normal" style:font-size-complex="12pt" style:font-weight-complex="normal" loext:padding="0cm" loext:border="none"/>
    </style:style>
    <style:style style:name="T52" style:family="text">
      <style:text-properties fo:font-variant="normal" fo:text-transform="none" style:font-name="Lato-Regular" fo:font-size="12pt" fo:letter-spacing="normal" fo:language="en" fo:country="US" fo:font-style="normal" fo:font-weight="normal" officeooo:rsid="000cd7e7" style:font-size-asian="7pt" style:font-weight-asian="normal" style:font-size-complex="7pt" style:font-weight-complex="normal" loext:padding="0cm" loext:border="none"/>
    </style:style>
    <style:style style:name="T53" style:family="text">
      <style:text-properties fo:font-variant="normal" fo:text-transform="none" style:font-name="Liberation Sans" fo:font-size="7pt" fo:letter-spacing="normal" fo:language="pl" fo:country="PL" fo:font-style="normal" fo:font-weight="normal" officeooo:rsid="000cd7e7" style:font-size-asian="7pt" style:font-weight-asian="normal" style:font-size-complex="7pt" style:font-weight-complex="normal" loext:padding="0cm" loext:border="none"/>
    </style:style>
    <style:style style:name="T54" style:family="text">
      <style:text-properties fo:font-variant="normal" fo:text-transform="none" style:font-name="Liberation Sans" fo:letter-spacing="normal" fo:language="pl" fo:country="PL" fo:font-style="normal" fo:font-weight="normal" officeooo:rsid="000cd7e7" style:font-weight-asian="normal" style:font-weight-complex="normal" loext:padding="0cm" loext:border="none"/>
    </style:style>
    <style:style style:name="T55" style:family="text">
      <style:text-properties fo:font-variant="normal" fo:text-transform="none" fo:letter-spacing="normal" fo:language="pl" fo:country="PL" fo:font-style="normal" fo:font-weight="normal" officeooo:rsid="000cd7e7" style:font-weight-asian="normal" style:font-weight-complex="normal" loext:padding="0cm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1">Wstęp</text:span></text:span></text:p>
      <text:p text:style-name="P1"><text:span text:style-name="Strong_20_Emphasis"><text:span text:style-name="T12"/></text:span></text:p>
      <text:p text:style-name="P1"><text:span text:style-name="Strong_20_Emphasis"><text:span text:style-name="T7">W</text:span></text:span><text:span text:style-name="Strong_20_Emphasis"><text:span text:style-name="T8">yjaśnienie tytułu pracy i uzasadn</text:span></text:span><text:span text:style-name="Strong_20_Emphasis"><text:span text:style-name="T9">ienie</text:span></text:span><text:span text:style-name="Strong_20_Emphasis"><text:span text:style-name="T8"> aktualność tematu.</text:span></text:span></text:p>
      <text:p text:style-name="P1"><text:span text:style-name="Strong_20_Emphasis"><text:span text:style-name="T2">W</text:span></text:span><text:span text:style-name="Strong_20_Emphasis"><text:span text:style-name="T1">yjaśnienie terminów: symulacja medyczna </text:span></text:span><text:span text:style-name="Strong_20_Emphasis"><text:span text:style-name="T2">i</text:span></text:span><text:span text:style-name="Strong_20_Emphasis"><text:span text:style-name="T1"> zakładanie szwów. </text:span></text:span><text:span text:style-name="Strong_20_Emphasis"><text:span text:style-name="T2">Uzasadnie</text:span></text:span><text:span text:style-name="Strong_20_Emphasis"><text:span text:style-name="T5">nie</text:span></text:span><text:span text:style-name="Strong_20_Emphasis"><text:span text:style-name="T2"> wyboru </text:span></text:span><text:span text:style-name="Strong_20_Emphasis"><text:span text:style-name="T1">technologi</text:span></text:span><text:span text:style-name="Strong_20_Emphasis"><text:span text:style-name="T2">i</text:span></text:span><text:span text:style-name="Strong_20_Emphasis"><text:span text:style-name="T1"> V</text:span></text:span><text:span text:style-name="Strong_20_Emphasis"><text:span text:style-name="T2">R i</text:span></text:span><text:span text:style-name="Strong_20_Emphasis"><text:span text:style-name="T1"> silnik</text:span></text:span><text:span text:style-name="Strong_20_Emphasis"><text:span text:style-name="T2">a</text:span></text:span><text:span text:style-name="Strong_20_Emphasis"><text:span text:style-name="T1"> Unity.</text:span></text:span></text:p>
      <text:p text:style-name="P1"><text:span text:style-name="Strong_20_Emphasis"><text:span text:style-name="T1">Uzasadnić aktualność tematu: </text:span></text:span><text:span text:style-name="Strong_20_Emphasis"><text:span text:style-name="T2">wyniki badań ukazujące korzyści płynące ze stosowania szkoleń medycznych w technologii VR zestawione ze statystykami wykorzystywania tej technologii do szkolenia personelu </text:span></text:span><text:span text:style-name="Strong_20_Emphasis"><text:span text:style-name="T3">medycznego</text:span></text:span><text:span text:style-name="Strong_20_Emphasis"><text:span text:style-name="T2">;</text:span></text:span><text:span text:style-name="Strong_20_Emphasis"><text:span text:style-name="T1"> </text:span></text:span><text:span text:style-name="Strong_20_Emphasis"><text:span text:style-name="T2">przewidywania rynkowe ukazujące prognozowany wzrost </text:span></text:span><text:span text:style-name="Strong_20_Emphasis"><text:span text:style-name="T4">rynku produkcji w</text:span></text:span><text:span text:style-name="Strong_20_Emphasis"><text:span text:style-name="T2"> technologii VR.</text:span></text:span></text:p>
      <text:p text:style-name="P4"/>
      <text:p text:style-name="P1"><text:span text:style-name="Strong_20_Emphasis"><text:span text:style-name="T2">W</text:span></text:span><text:span text:style-name="Strong_20_Emphasis"><text:span text:style-name="T1">yjaśnienie terminów: symulacja medyczna </text:span></text:span><text:span text:style-name="Strong_20_Emphasis"><text:span text:style-name="T2">i</text:span></text:span><text:span text:style-name="Strong_20_Emphasis"><text:span text:style-name="T1"> zakładanie szwów. </text:span></text:span><text:span text:style-name="Strong_20_Emphasis"><text:span text:style-name="T2">Uzasadnie</text:span></text:span><text:span text:style-name="Strong_20_Emphasis"><text:span text:style-name="T5">nie</text:span></text:span><text:span text:style-name="Strong_20_Emphasis"><text:span text:style-name="T2"> wyboru </text:span></text:span><text:span text:style-name="Strong_20_Emphasis"><text:span text:style-name="T1">technologi</text:span></text:span><text:span text:style-name="Strong_20_Emphasis"><text:span text:style-name="T2">i</text:span></text:span><text:span text:style-name="Strong_20_Emphasis"><text:span text:style-name="T1"> V</text:span></text:span><text:span text:style-name="Strong_20_Emphasis"><text:span text:style-name="T2">R i</text:span></text:span><text:span text:style-name="Strong_20_Emphasis"><text:span text:style-name="T1"> silnik</text:span></text:span><text:span text:style-name="Strong_20_Emphasis"><text:span text:style-name="T2">a</text:span></text:span><text:span text:style-name="Strong_20_Emphasis"><text:span text:style-name="T1"> Unity.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50">Literatura:</text:span></text:span></text:p>
      <text:list xml:id="list2273694229" text:style-name="L6">
        <text:list-item>
          <text:p text:style-name="P6"><text:span text:style-name="T35">Jones, F., Passos-Neto, C-E, Braguiroli, O-F-M. Simulation in Medical Education: Brief history and methodology. </text:span><text:span text:style-name="T36">Principles and Practice of Clinical Research.</text:span> <text:span text:style-name="T35">2015,1(2):56-63.</text:span></text:p>
        </text:list-item>
        <text:list-item>
          <text:p text:style-name="P6"><text:span text:style-name="T35">Girzelska, J., Guz, E., Nieckula, M., Dabrowski, M. Medical simulation – innovation in nursing education. </text:span><text:span text:style-name="T36">Pielegniarstwo XXI wieku</text:span><text:span text:style-name="T35">. 2019,18(4), DOI: 10.2478/pielxxiw-2019-0034.</text:span></text:p>
        </text:list-item>
        <text:list-item>
          <text:p text:style-name="P6">Czekajlo, M. Symulacja medyczna jako profesjonalne narzędzie wpływające na bezpieczeństwo pacjenta wykorzystywane w procesie nauczania, <text:span text:style-name="T37">Merkur Lekarski,</text:span> XXXVII, 2015: 360–363.</text:p>
        </text:list-item>
        <text:list-item>
          <text:p text:style-name="P6"><text:span text:style-name="T35">Al-Elq, A-H. Simulation-based medical teaching and learning. </text:span><text:span text:style-name="T36">Journal of Family &amp; Community Medicine. </text:span><text:span text:style-name="T35">2010,17(1):35-40. DOI: 10.4103/1319-1683.68787.</text:span></text:p>
        </text:list-item>
        <text:list-item>
          <text:p text:style-name="P5"><text:bookmark text:name="_Hlk30973001"/>Nowakowski, M. Symulacja medyczna w Polsce – stan aktualny i perspektywy rozwoju<text:span text:style-name="T37">. Ogólnopolski Przegląd Medyczny. </text:span>2018,1-2, [dostęp 22.01.2020], dostępny w internecie file:///C:/Users/katar/OneDrive/Pulpit/ARTYKUŁ%20O%20SYMULACJI%20W%20PIEL/Symulacja_medyczna_w_Polsce,_str-13-18,_OPM_1-2.2018.pdf.</text:p>
        </text:list-item>
        <text:list-item>
          <text:p text:style-name="P6"><text:span text:style-name="T35">Yu So, H., Chen, P-P., Wong, G-K-C. Simulation in medical education. </text:span><text:span text:style-name="T36">Journal Of The Royal College Of Physicians Of Edinburgh.</text:span> <text:span text:style-name="T35">2019; 49: 52–7 DOI: 10.4997/JRCPE.2019.112.</text:span></text:p>
        </text:list-item>
        <text:list-item>
          <text:p text:style-name="P6">Panczyk, M, Gałązkowski, R, Gotlib, J. Wykorzystanie symulacji do oceny umiejętności technicznych studentów medycyny i ratownictwa medycznego: aktualny przegląd badań. <text:span text:style-name="T37">Anestezjologia i Ratownictwo</text:span> 2016;10:184-193.</text:p>
        </text:list-item>
        <text:list-item>
          <text:p text:style-name="P7"><text:span text:style-name="T35">Garner, S-L., Killingsworth, E., Raj, L. Partnering to establish and study simulation in international nursing education. </text:span><text:span text:style-name="T36">Nurse Educator</text:span><text:span text:style-name="T35">. 2017;42(3):151-145, DOI:10.1097/NNE.0000000000000333.</text:span></text:p>
        </text:list-item>
        <text:list-item>
          <text:p text:style-name="P7">Skrzypek, A., Stalmach–Przygoda, A., Dębicka–Dąbrowska, D., et al. <text:span text:style-name="T35">Selected didactic methods used in education of medical students at the Department of Medical Eucation of Jagiellonian University Medical College. What’s new in medical didactics? </text:span><text:span text:style-name="T36">General and Professional Education</text:span><text:span text:style-name="T35">. 2018;1:26-32.</text:span></text:p>
        </text:list-item>
        <text:list-item>
          <text:p text:style-name="P3">Dąbrowski, M, Dąbrowska, A, Torres, K, et al. Symulacje Wysokiej Wierności, [dostęp 22.01.2020], dostępny w internecie: <text:a xlink:type="simple" xlink:href="http://ecmo.pl/symulacje-ecmo1/symulacje-wysokiej-wierności" text:style-name="Internet_20_link" text:visited-style-name="Visited_20_Internet_20_Link">http://ecmo.pl/symulacje-ecmo1/symulacje-wysokiej-wierności</text:a>.</text:p>
        </text:list-item>
      </text:list>
      <text:p text:style-name="P2"/>
      <text:list xml:id="list211306963004708" text:continue-numbering="true" text:style-name="L6">
        <text:list-item>
          <text:p text:style-name="P7"><text:span text:style-name="T35">Vessey, J-A., Huss, K. Using standardized patients in advanced practice nursing education. </text:span><text:span text:style-name="T36">Journal of Professional Nursing</text:span><text:span text:style-name="T35">. 2002;18(1):29-35.</text:span></text:p>
        </text:list-item>
        <text:list-item>
          <text:p text:style-name="P7"><text:span text:style-name="T35">Sideras, S., McKenzie, G., Noone, J., et al. Making Simulation Come Alive: Standardized Patients in Undergraduate Nursing Education. </text:span><text:span text:style-name="T36">Nursing Education Perspectives</text:span><text:span text:style-name="T35">. 2013;34(6):421–425.</text:span></text:p>
        </text:list-item>
        <text:list-item>
          <text:p text:style-name="P6"><text:bookmark text:name="_Hlk30801733"/><text:span text:style-name="T35">Page-Cutrara, K. Prebriefing in nursing simulation: A concept analysis. </text:span><text:span text:style-name="T36">Clinical Simulation in Nursing,</text:span> <text:span text:style-name="T35">2015,11(7), 335-340.</text:span></text:p>
        </text:list-item>
        <text:list-item>
          <text:p text:style-name="P6"><text:span text:style-name="T35">Parry, M., Fey, M-K. Simulation in Advanced Practice Nursing. </text:span><text:span text:style-name="T36">Clinical Simulation in Nursing</text:span><text:span text:style-name="T35">, 2019,26:1-2.DOI: https://doi.org/10.1016/j.ecns.2018.11.004.</text:span></text:p>
        </text:list-item>
        <text:list-item>
          <text:p text:style-name="P6"><text:span text:style-name="T35">Phillips, K-E., Roberto, A., Salmon, S., et al. Nursing Student Interprofessional Simulation Increases Empathy and Improves Attitudes on Poverty. </text:span><text:span text:style-name="T36">Journal of Community Health Nursing</text:span><text:span text:style-name="T35">, 2020, 37 (1): 19-25, DOI: https://doi.org/10.1080/07370016.2020.1693095.</text:span></text:p>
        </text:list-item>
        <text:list-item>
          <text:p text:style-name="P6"><text:span text:style-name="T35">Dieckmann, P.P.M. Variation and adaptation: learning from success in patient safety-oriented simulation training. </text:span><text:span text:style-name="T36">Advances in Simulation</text:span><text:span text:style-name="T35">. 2017;31,2:21. DOI: 10.1186/s41077-017-0054-1.</text:span></text:p>
        </text:list-item>
        <text:list-item>
          <text:p text:style-name="P6"><text:soft-page-break/><text:span text:style-name="T35">Issenberg, S-B, Scalese, R-J. Simulation in health care education. </text:span><text:span text:style-name="T36">Perspectives in Biology and Medicine</text:span><text:span text:style-name="T35">, 2008;51:31-46.</text:span></text:p>
        </text:list-item>
      </text:list>
      <text:p text:style-name="P1"><text:span text:style-name="Strong_20_Emphasis"><text:span text:style-name="T4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-Regular" svg:font-family="Lato-Regular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4T12:53:04.854000000</meta:creation-date>
    <dc:date>2024-07-04T21:13:06.032000000</dc:date>
    <meta:editing-duration>PT6H29M20S</meta:editing-duration>
    <meta:editing-cycles>1</meta:editing-cycles>
    <meta:document-statistic meta:table-count="0" meta:image-count="0" meta:object-count="0" meta:page-count="2" meta:paragraph-count="23" meta:word-count="449" meta:character-count="3817" meta:non-whitespace-character-count="3411"/>
    <meta:generator>LibreOffice/7.0.3.1$Windows_X86_64 LibreOffice_project/d7547858d014d4cf69878db179d326fc3483e082</meta:generator>
  </office:meta>
</office:document-meta>
</file>